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3.36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office:value-type="string">
            <text:p>grubość[mm]</text:p>
          </table:table-cell>
          <table:table-cell/>
          <table:table-cell table:style-name="Default" office:value-type="string">
            <text:p>Dm^3</text:p>
          </table:table-cell>
          <table:table-cell office:value-type="string">
            <text:p>gęstosc sklejki[g/dm^3]</text:p>
          </table:table-cell>
          <table:table-cell office:value-type="string">
            <text:p>gęstość mosiądzu 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office:value-type="float" office:value="700">
            <text:p>700</text:p>
          </table:table-cell>
          <table:table-cell office:value-type="float" office:value="8730">
            <text:p>8730</text:p>
          </table:table-cell>
        </table:table-row>
        <table:table-row table:style-name="ro2">
          <table:table-cell table:style-name="ce1" office:value-type="string">
            <text:p>ścianki [mm^2]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6"/>
          <table:table-cell table:number-columns-repeated="2"/>
        </table:table-row>
        <table:table-row table:style-name="ro2">
          <table:table-cell office:value-type="float" office:value="6464">
            <text:p>6464</text:p>
          </table:table-cell>
          <table:table-cell office:value-type="float" office:value="5">
            <text:p>5</text:p>
          </table:table-cell>
          <table:table-cell table:formula="of:=[.$B$3]*[.A4]*[.B4]" office:value-type="float" office:value="64640">
            <text:p>64640</text:p>
          </table:table-cell>
          <table:table-cell table:formula="of:=[.C4]/1000000" office:value-type="float" office:value="0.06464">
            <text:p>0,06464</text:p>
          </table:table-cell>
          <table:table-cell table:number-columns-repeated="2"/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5">
            <text:p>5</text:p>
          </table:table-cell>
          <table:table-cell table:formula="of:=[.$B$3]*[.A5]*[.B5]" office:value-type="float" office:value="67520">
            <text:p>67520</text:p>
          </table:table-cell>
          <table:table-cell table:formula="of:=[.C5]/1000000" office:value-type="float" office:value="0.06752">
            <text:p>0,06752</text:p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formula="of:=[.C6]/1000000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odstawa</text:p>
          </table:table-cell>
          <table:table-cell office:value-type="float" office:value="2">
            <text:p>2</text:p>
          </table:table-cell>
          <table:table-cell/>
          <table:table-cell table:formula="of:=[.C7]/1000000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7424">
            <text:p>17424</text:p>
          </table:table-cell>
          <table:table-cell office:value-type="float" office:value="20">
            <text:p>20</text:p>
          </table:table-cell>
          <table:table-cell table:formula="of:=[.$B$7]*[.A8]*[.B8]" office:value-type="float" office:value="696960">
            <text:p>6969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Otwory</text:p>
          </table:table-cell>
          <table:table-cell office:value-type="float" office:value="19">
            <text:p>19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17">
            <text:p>17</text:p>
          </table:table-cell>
          <table:table-cell table:formula="of:=[.$B$9]*[.B7]*[.A10]*[.B10]" office:value-type="float" office:value="487084">
            <text:p>4870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5"/>
          <table:table-cell table:style-name="ce5" table:formula="of:=[.C8]-[.C10]" office:value-type="float" office:value="209876">
            <text:p>209876</text:p>
          </table:table-cell>
          <table:table-cell table:style-name="ce8" table:formula="of:=[.C11]/1000000" office:value-type="float" office:value="0.209876">
            <text:p>0,20987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 table:formula="of:=SUM([.D4:.D11])" office:value-type="float" office:value="0.342036">
            <text:p>0,342036</text:p>
          </table:table-cell>
          <table:table-cell table:formula="of:=[.D12]*[.E2]" office:value-type="float" office:value="239.4252">
            <text:p>239,4252</text:p>
          </table:table-cell>
          <table:table-cell/>
        </table:table-row>
        <table:table-row table:style-name="ro2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Prostowód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6" table:formula="of:=[.C16]/1000000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28">
            <text:p>728</text:p>
          </table:table-cell>
          <table:table-cell office:value-type="float" office:value="3">
            <text:p>3</text:p>
          </table:table-cell>
          <table:table-cell table:formula="of:=[.B16]*[.A17]*[.B17]" office:value-type="float" office:value="8736">
            <text:p>8736</text:p>
          </table:table-cell>
          <table:table-cell table:formula="of:=[.C17]/1000000" office:value-type="float" office:value="0.008736">
            <text:p>0,008736</text:p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 table:formula="of:=[.C18]/1000000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Gniazda</text:p>
          </table:table-cell>
          <table:table-cell office:value-type="float" office:value="4">
            <text:p>4</text:p>
          </table:table-cell>
          <table:table-cell/>
          <table:table-cell table:formula="of:=[.C19]/1000000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4">
            <text:p>94</text:p>
          </table:table-cell>
          <table:table-cell table:style-name="ce5" office:value-type="float" office:value="5">
            <text:p>5</text:p>
          </table:table-cell>
          <table:table-cell table:style-name="ce5" table:formula="of:=[.B19]*[.A20]*[.B20]" office:value-type="float" office:value="1880">
            <text:p>1880</text:p>
          </table:table-cell>
          <table:table-cell table:style-name="ce8" table:formula="of:=[.C20]/1000000" office:value-type="float" office:value="0.00188">
            <text:p>0,00188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 table:formula="of:=SUM([.D16:.D20])" office:value-type="float" office:value="0.010616">
            <text:p>0,010616</text:p>
          </table:table-cell>
          <table:table-cell table:formula="of:=[.D21]*[.F2]" office:value-type="float" office:value="92.67768">
            <text:p>92,67768</text:p>
          </table:table-cell>
          <table:table-cell/>
        </table:table-row>
      </table:table>
      <table:table table:name="Arkusz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5.02.2020</text:date>, <text:time>00:03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ławomir Fura</meta:initial-creator>
    <meta:creation-date>2020-02-04T23:16:26.96</meta:creation-date>
    <dc:date>2020-02-05T00:03:15.48</dc:date>
    <dc:creator>Sławomir Fura</dc:creator>
    <meta:editing-duration>PT31M38S</meta:editing-duration>
    <meta:editing-cycles>1</meta:editing-cycles>
    <meta:document-statistic meta:table-count="3" meta:cell-count="57" meta:object-count="0"/>
    <meta:generator>OpenOffice/4.1.5$Win32 OpenOffice.org_project/415m1$Build-9789</meta:generator>
  </office:meta>
</office:document-meta>
</file>